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ius ADF" svg:font-family="'Gillius ADF'" style:font-pitch="variable"/>
    <style:font-face style:name="Heuristica" svg:font-family="Heuristica" style:font-pitch="variable"/>
    <style:font-face style:name="Libre Baskerville" svg:font-family="'Libre Baskerville'" style:font-pitch="variable"/>
    <style:font-face style:name="TeX Gyre Pagella" svg:font-family="'TeX Gyre Pagella'" style:font-pitch="variable"/>
    <style:font-face style:name="erewhon" svg:font-family="erewho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end"/>
      <style:text-properties style:font-name="TeX Gyre Pagella" fo:font-style="normal" style:font-style-asian="normal" style:font-style-complex="normal"/>
    </style:style>
    <style:style style:name="P2" style:family="paragraph">
      <loext:graphic-properties draw:fill="none" draw:fill-color="#ffffff"/>
      <style:text-properties style:font-name="TeX Gyre Pagella" fo:font-style="normal" style:font-style-asian="normal" style:font-style-complex="normal"/>
    </style:style>
    <style:style style:name="P3" style:family="paragraph">
      <style:paragraph-properties fo:text-align="center"/>
      <style:text-properties style:font-name="TeX Gyre Pagella"/>
    </style:style>
    <style:style style:name="P4" style:family="paragraph">
      <loext:graphic-properties draw:fill="none" draw:fill-color="#ffffff"/>
      <style:paragraph-properties fo:text-align="center"/>
      <style:text-properties style:font-name="TeX Gyre Pagella"/>
    </style:style>
    <style:style style:name="T1" style:family="text">
      <style:text-properties style:font-name="TeX Gyre Pagella" fo:font-style="normal" style:font-style-asian="normal" style:font-style-complex="normal"/>
    </style:style>
    <style:style style:name="T2" style:family="text">
      <style:text-properties style:font-name="Libre Baskerville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TeX Gyre Pagella"/>
    </style:style>
    <style:style style:name="T4" style:family="text">
      <style:text-properties style:font-name="TeX Gyre Pagella" fo:font-size="16pt" fo:letter-spacing="0.035cm"/>
    </style:style>
    <style:style style:name="T5" style:family="text">
      <style:text-properties style:font-name="TeX Gyre Pagella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844cm" svg:height="2.013cm" svg:x="14.741cm" svg:y="1.027cm">
          <draw:text-box>
            <text:p text:style-name="P1"><text:span text:style-name="T1">Leonhard Markert</text:span><text:span text:style-name="T1"><text:line-break/></text:span><text:span text:style-name="T1">Emmanuel College</text:span></text:p>
          </draw:text-box>
        </draw:frame>
        <draw:frame draw:style-name="gr1" draw:text-style-name="P4" draw:layer="layout" svg:width="14.519cm" svg:height="6.231cm" svg:x="3.536cm" svg:y="11.519cm">
          <draw:text-box>
            <text:p text:style-name="P3"><text:span text:style-name="T2">Big operators in Agda</text:span></text:p>
            <text:p text:style-name="P3"><text:span text:style-name="T3"><text:line-break/></text:span><text:span text:style-name="T3">Part </text:span><text:span text:style-name="T4">III</text:span><text:span text:style-name="T3"> project report · June 2015</text:span></text:p>
            <text:p text:style-name="P3"><text:span text:style-name="T3"/></text:p>
            <text:p text:style-name="P3"><text:span text:style-name="T3">Supervised by</text:span><text:span text:style-name="T3"><text:line-break/></text:span><text:span text:style-name="T5">Timothy Griffin</text:span><text:span text:style-name="T3"> and </text:span><text:span text:style-name="T5">Dominic Mullig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ius ADF" svg:font-family="'Gillius ADF'" style:font-pitch="variable"/>
    <style:font-face style:name="Heuristica" svg:font-family="Heuristica" style:font-pitch="variable"/>
    <style:font-face style:name="Libre Baskerville" svg:font-family="'Libre Baskerville'" style:font-pitch="variable"/>
    <style:font-face style:name="TeX Gyre Pagella" svg:font-family="'TeX Gyre Pagella'" style:font-pitch="variable"/>
    <style:font-face style:name="erewhon" svg:font-family="erewho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rewhon" fo:font-family="erewhon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6:35:14.214677082</meta:creation-date>
    <dc:date>2015-05-19T16:54:58.553076259</dc:date>
    <meta:editing-duration>PT3M42S</meta:editing-duration>
    <meta:editing-cycles>1</meta:editing-cycles>
    <meta:document-statistic meta:object-count="2"/>
    <meta:generator>LibreOffice/4.4.3.2$Linux_X86_64 LibreOffice_project/40m0$Build-2</meta:generator>
  </office:meta>
</office:document-meta>
</file>